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nsolas" style:font-name-complex="Consolas" fo:font-weight="bold" style:font-weight-asian="bold" fo:font-size="10pt" style:font-size-asian="10pt" fo:language="es" fo:country="ES"/>
    </style:style>
    <style:style style:name="P2" style:parent-style-name="Normal" style:family="paragraph">
      <style:paragraph-properties fo:margin-bottom="0in" fo:line-height="100%" fo:text-indent="0.4916in"/>
      <style:text-properties style:font-name="Consolas" style:font-name-complex="Consolas" fo:font-size="8pt" style:font-size-asian="8pt" fo:language="es" fo:country="ES"/>
    </style:style>
    <style:style style:name="P3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4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5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6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7" style:parent-style-name="Normal" style:family="paragraph">
      <style:paragraph-properties fo:margin-bottom="0in" fo:line-height="100%"/>
    </style:style>
    <style:style style:name="T8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P9" style:parent-style-name="Normal" style:family="paragraph">
      <style:paragraph-properties fo:margin-bottom="0in" fo:line-height="100%"/>
      <style:text-properties style:font-name="Consolas" style:font-name-complex="Consolas" fo:font-weight="bold" style:font-weight-asian="bold" fo:font-size="10pt" style:font-size-asian="10pt" fo:language="es" fo:country="ES"/>
    </style:style>
    <style:style style:name="P10" style:parent-style-name="Normal" style:family="paragraph">
      <style:paragraph-properties fo:margin-bottom="0in" fo:line-height="100%" fo:text-indent="0.4916in"/>
      <style:text-properties style:font-name="Consolas" style:font-name-complex="Consolas" fo:font-size="8pt" style:font-size-asian="8pt" fo:language="es" fo:country="ES"/>
    </style:style>
    <style:style style:name="P11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12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13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14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15" style:parent-style-name="Normal" style:family="paragraph">
      <style:paragraph-properties fo:margin-bottom="0in" fo:line-height="100%"/>
      <style:text-properties style:font-name="Consolas" style:font-name-complex="Consolas" fo:font-weight="bold" style:font-weight-asian="bold" fo:font-size="10pt" style:font-size-asian="10pt" fo:language="es" fo:country="ES"/>
    </style:style>
    <style:style style:name="P16" style:parent-style-name="Normal" style:family="paragraph">
      <style:paragraph-properties fo:margin-bottom="0in" fo:line-height="100%"/>
    </style:style>
    <style:style style:name="T17" style:parent-style-name="Fuentedepárrafopredeter." style:family="text">
      <style:text-properties style:font-name="Consolas" style:font-name-complex="Consolas" fo:font-weight="bold" style:font-weight-asian="bold" fo:font-size="10pt" style:font-size-asian="10pt" fo:language="es" fo:country="ES"/>
    </style:style>
    <style:style style:name="T18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s" fo:country="ES"/>
    </style:style>
    <style:style style:name="P19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s" fo:country="ES"/>
    </style:style>
    <style:style style:name="P20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21" style:parent-style-name="Normal" style:family="paragraph">
      <style:paragraph-properties fo:margin-bottom="0in" fo:line-height="100%"/>
      <style:text-properties style:font-name="Consolas" style:font-name-complex="Consolas" fo:font-weight="bold" style:font-weight-asian="bold" fo:font-size="8pt" style:font-size-asian="8pt" fo:language="es" fo:country="ES"/>
    </style:style>
    <style:style style:name="P22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23" style:parent-style-name="Normal" style:family="paragraph">
      <style:paragraph-properties fo:margin-bottom="0in" fo:line-height="100%"/>
      <style:text-properties style:font-name="Consolas" style:font-name-complex="Consolas" fo:font-size="8pt" style:font-size-asian="8pt" fo:language="es" fo:country="ES"/>
    </style:style>
    <style:style style:name="P24" style:parent-style-name="Normal" style:family="paragraph">
      <style:paragraph-properties fo:margin-bottom="0in" fo:line-height="100%"/>
    </style:style>
    <style:style style:name="T25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26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s" fo:country="ES"/>
    </style:style>
    <style:style style:name="P27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28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29" style:parent-style-name="Fuentedepárrafopredeter." style:family="text">
      <style:text-properties style:font-name="Consolas" style:font-name-complex="Consolas" fo:font-style="italic" style:font-style-asian="italic" fo:font-size="6pt" style:font-size-asian="6pt" fo:language="es" fo:country="ES"/>
    </style:style>
    <style:style style:name="P30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31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P32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33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34" style:parent-style-name="Fuentedepárrafopredeter." style:family="text">
      <style:text-properties style:font-name="Consolas" style:font-name-complex="Consolas" fo:font-style="italic" style:font-style-asian="italic" fo:font-size="6pt" style:font-size-asian="6pt" fo:language="es" fo:country="ES"/>
    </style:style>
    <style:style style:name="P35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36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37" style:parent-style-name="Fuentedepárrafopredeter." style:family="text">
      <style:text-properties style:font-name="Consolas" style:font-name-complex="Consolas" fo:font-style="italic" style:font-style-asian="italic" fo:font-size="6pt" style:font-size-asian="6pt" fo:language="es" fo:country="ES"/>
    </style:style>
    <style:style style:name="P38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39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40" style:parent-style-name="Fuentedepárrafopredeter." style:family="text">
      <style:text-properties style:font-name="Consolas" style:font-name-complex="Consolas" fo:font-style="italic" style:font-style-asian="italic" fo:font-size="6pt" style:font-size-asian="6pt" fo:language="es" fo:country="ES"/>
    </style:style>
    <style:style style:name="P41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s" fo:country="ES"/>
    </style:style>
    <style:style style:name="P42" style:parent-style-name="Normal" style:family="paragraph">
      <style:paragraph-properties fo:margin-bottom="0in" fo:line-height="100%" fo:margin-left="0.4916in" fo:text-indent="0.4916in">
        <style:tab-stops/>
      </style:paragraph-properties>
    </style:style>
    <style:style style:name="T43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T44" style:parent-style-name="Fuentedepárrafopredeter." style:family="text">
      <style:text-properties style:font-name="Consolas" style:font-name-complex="Consolas" fo:font-style="italic" style:font-style-asian="italic" fo:font-size="6pt" style:font-size-asian="6pt" fo:language="es" fo:country="ES"/>
    </style:style>
    <style:style style:name="P45" style:parent-style-name="Normal" style:family="paragraph">
      <style:paragraph-properties fo:margin-bottom="0in" fo:line-height="100%"/>
    </style:style>
    <style:style style:name="T46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s" fo:country="ES"/>
    </style:style>
    <style:style style:name="P47" style:parent-style-name="Normal" style:family="paragraph">
      <style:paragraph-properties fo:text-align="center" fo:margin-bottom="0in"/>
      <style:text-properties fo:color="#FFFFFF" fo:font-size="6pt" style:font-size-asian="6pt" style:font-size-complex="6pt"/>
    </style:style>
    <style:style style:name="P48" style:parent-style-name="Normal" style:family="paragraph">
      <style:paragraph-properties fo:text-align="center" fo:margin-bottom="0in"/>
      <style:text-properties fo:color="#FFFFFF" fo:font-size="6pt" style:font-size-asian="6pt" style:font-size-complex="6pt"/>
    </style:style>
    <style:style style:name="T49" style:parent-style-name="Fuentedepárrafopredeter." style:family="text">
      <style:text-properties style:font-name="Consolas" style:font-name-complex="Consolas" fo:font-weight="bold" style:font-weight-asian="bold" fo:font-size="10pt" style:font-size-asian="10pt" fo:language="es" fo:country="ES"/>
    </style:style>
    <style:style style:name="P50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weight="bold" style:font-weight-asian="bold" fo:font-size="8pt" style:font-size-asian="8pt" fo:language="es" fo:country="ES"/>
    </style:style>
    <style:style style:name="P51" style:parent-style-name="Normal" style:family="paragraph">
      <style:paragraph-properties fo:margin-bottom="0in" fo:line-height="100%" fo:margin-left="0.4916in">
        <style:tab-stops/>
      </style:paragraph-properties>
    </style:style>
    <style:style style:name="T52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s" fo:country="ES"/>
    </style:style>
    <style:style style:name="T53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P54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s" fo:country="ES"/>
    </style:style>
    <style:style style:name="P55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56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weight="bold" style:font-weight-asian="bold" fo:font-size="8pt" style:font-size-asian="8pt" fo:language="en" fo:country="US"/>
    </style:style>
    <style:style style:name="P57" style:parent-style-name="Normal" style:family="paragraph">
      <style:paragraph-properties fo:margin-bottom="0in" fo:line-height="100%" fo:margin-left="0.4916in">
        <style:tab-stops/>
      </style:paragraph-properties>
    </style:style>
    <style:style style:name="T58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n" fo:country="US"/>
    </style:style>
    <style:style style:name="T59" style:parent-style-name="Fuentedepárrafopredeter." style:family="text">
      <style:text-properties style:font-name="Consolas" style:font-name-complex="Consolas" fo:font-size="8pt" style:font-size-asian="8pt" fo:language="en" fo:country="US"/>
    </style:style>
    <style:style style:name="P60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61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62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63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64" style:parent-style-name="Normal" style:family="paragraph">
      <style:paragraph-properties fo:margin-bottom="0in" fo:line-height="100%" fo:margin-left="0.4916in">
        <style:tab-stops/>
      </style:paragraph-properties>
      <style:text-properties style:font-name="Consolas" style:font-name-complex="Consolas" fo:font-weight="bold" style:font-weight-asian="bold" fo:font-size="8pt" style:font-size-asian="8pt" fo:language="en" fo:country="US"/>
    </style:style>
    <style:style style:name="P65" style:parent-style-name="Normal" style:family="paragraph">
      <style:paragraph-properties fo:margin-bottom="0in" fo:line-height="100%" fo:margin-left="0.4916in">
        <style:tab-stops/>
      </style:paragraph-properties>
    </style:style>
    <style:style style:name="T66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n" fo:country="US"/>
    </style:style>
    <style:style style:name="T67" style:parent-style-name="Fuentedepárrafopredeter." style:family="text">
      <style:text-properties style:font-name="Consolas" style:font-name-complex="Consolas" fo:font-size="8pt" style:font-size-asian="8pt" fo:language="en" fo:country="US"/>
    </style:style>
    <style:style style:name="P68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69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n" fo:country="US"/>
    </style:style>
    <style:style style:name="P70" style:parent-style-name="Normal" style:family="paragraph">
      <style:paragraph-properties fo:margin-bottom="0in" fo:line-height="100%" fo:text-indent="0.4916in"/>
      <style:text-properties style:font-name="Consolas" style:font-name-complex="Consolas" fo:font-weight="bold" style:font-weight-asian="bold" fo:font-size="8pt" style:font-size-asian="8pt" fo:language="en" fo:country="US"/>
    </style:style>
    <style:style style:name="P71" style:parent-style-name="Normal" style:family="paragraph">
      <style:paragraph-properties fo:margin-bottom="0in" fo:line-height="100%" fo:margin-left="0.4916in">
        <style:tab-stops/>
      </style:paragraph-properties>
    </style:style>
    <style:style style:name="T72" style:parent-style-name="Fuentedepárrafopredeter." style:family="text">
      <style:text-properties style:font-name="Consolas" style:font-name-complex="Consolas" fo:font-weight="bold" style:font-weight-asian="bold" fo:font-size="8pt" style:font-size-asian="8pt" fo:language="en" fo:country="US"/>
    </style:style>
    <style:style style:name="T73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name="P74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s" fo:country="ES"/>
    </style:style>
    <style:style style:name="P75" style:parent-style-name="Normal" style:family="paragraph">
      <style:paragraph-properties fo:margin-bottom="0in" fo:line-height="100%" fo:margin-left="0.4916in" fo:text-indent="0.4916in">
        <style:tab-stops/>
      </style:paragraph-properties>
      <style:text-properties style:font-name="Consolas" style:font-name-complex="Consolas" fo:font-size="8pt" style:font-size-asian="8pt" fo:language="es" fo:country="ES"/>
    </style:style>
    <style:style style:name="P76" style:parent-style-name="Normal" style:family="paragraph">
      <style:paragraph-properties fo:margin-bottom="0in" fo:line-height="100%"/>
      <style:text-properties style:font-name="Consolas" style:font-name-complex="Consolas" fo:font-weight="bold" style:font-weight-asian="bold" fo:font-size="10pt" style:font-size-asian="10pt" fo:language="es" fo:country="ES"/>
    </style:style>
    <style:style style:name="P77" style:parent-style-name="Normal" style:family="paragraph">
      <style:paragraph-properties fo:margin-bottom="0in" fo:line-height="100%"/>
    </style:style>
    <style:style style:name="T78" style:parent-style-name="Fuentedepárrafopredeter." style:family="text">
      <style:text-properties style:font-name="Consolas" style:font-name-complex="Consolas" fo:font-size="8pt" style:font-size-asian="8pt" fo:language="es" fo:country="ES"/>
    </style:style>
    <style:style style:family="graphic" style:name="a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1">
      <style:graphic-properties draw:fill="none" draw:stroke="solid" svg:stroke-width="0.00694in" svg:stroke-color="#7f7f7f" svg:stroke-opacity="100%" draw:stroke-linejoin="miter" svg:stroke-linecap="butt"/>
    </style:style>
    <style:style style:family="graphic" style:name="a3">
      <style:graphic-properties draw:fill="gradient" draw:fill-gradient-name="a2" draw:stroke="solid" svg:stroke-width="0.00347in" svg:stroke-color="#f2f2f2" svg:stroke-opacity="100%" draw:stroke-linejoin="miter" svg:stroke-linecap="butt"/>
    </style:style>
    <style:style style:family="graphic" style:name="a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PERFIL</text:p>
      <text:p text:style-name="P2">NOM/ COGNOM</text:p>
      <text:p text:style-name="P3"><text:tab/>FECHA</text:p>
      <text:p text:style-name="P4"><text:tab/>DIRECCION</text:p>
      <text:p text:style-name="P5"><text:tab/>TELEFON</text:p>
      <text:p text:style-name="P6"><text:tab/>MAIL</text:p>
      <text:p text:style-name="P7"><text:span text:style-name="T8"><text:tab/>SOCIAL</text:span></text:p>
      <text:p text:style-name="P9">LABORAL</text:p>
      <text:p text:style-name="P10">MOBEL</text:p>
      <text:p text:style-name="P11"><text:tab/>DISFORM</text:p>
      <text:p text:style-name="P12"><text:tab/>LIBRE</text:p>
      <text:p text:style-name="P13"><text:tab/>COSMIC</text:p>
      <text:p text:style-name="P14"><text:tab/>IEP</text:p>
      <text:p text:style-name="P15">CONOCIMIENTO</text:p>
      <text:p text:style-name="P16"><text:span text:style-name="T17"><text:tab/></text:span><text:span text:style-name="T18">ACADEMICO</text:span></text:p>
      <text:p text:style-name="P19">GSD</text:p>
      <text:p text:style-name="P20"><text:tab/><text:tab/>UDG</text:p>
      <text:p text:style-name="P21"><text:tab/>CURSOS</text:p>
      <text:p text:style-name="P22"><text:tab/><text:tab/>DISEÑO SOCIAL</text:p>
      <text:p text:style-name="P23"><text:tab/><text:tab/>ECODISEÑO</text:p>
      <text:p text:style-name="P24"><text:span text:style-name="T25"><text:tab/></text:span><text:span text:style-name="T26">APTITUDES</text:span></text:p>
      <text:p text:style-name="P27"><text:span text:style-name="T28">DISEÑO PRODUCTO<text:s/></text:span><text:span text:style-name="T29">(ejemplos)</text:span></text:p>
      <text:p text:style-name="P30"><text:span text:style-name="T31">GESTION PROYECTOS</text:span></text:p>
      <text:p text:style-name="P32"><text:span text:style-name="T33">ECODISEÑO<text:s/></text:span><text:span text:style-name="T34">(ejemplo)</text:span></text:p>
      <text:p text:style-name="P35"><text:span text:style-name="T36">DESIGN THINKING<text:s/></text:span><text:span text:style-name="T37">(ejemplo)</text:span></text:p>
      <text:p text:style-name="P38"><text:span text:style-name="T39">DISEÑO CENTRADO USUARIO<text:s/></text:span><text:span text:style-name="T40">(ejemplo)</text:span></text:p>
      <text:p text:style-name="P41">ERGONOMIA</text:p>
      <text:p text:style-name="P42"><text:span text:style-name="T43">INTERACCION<text:s/></text:span><text:span text:style-name="T44">(ejemplo)</text:span></text:p>
      <text:p text:style-name="P45"><text:span text:style-name="T46"><draw:g draw:z-index="251666432" draw:name="Grupo 7" draw:id="id6" draw:style-name="a6" text:anchor-type="paragraph"><svg:title/><svg:desc/><draw:connector draw:type="line" svg:x1="1.9756in" svg:y1="0.31527in" svg:x2="1.9756in" svg:y2="0.3666in" draw:id="id0" draw:style-name="a0" draw:name="Conector recto 2"><svg:title/><svg:desc/></draw:connector><draw:connector draw:type="line" svg:x1="2.67104in" svg:y1="0.31827in" svg:x2="2.67104in" svg:y2="0.3696in" draw:id="id1" draw:style-name="a1" draw:name="Conector recto 4"><svg:title/><svg:desc/></draw:connector><draw:g draw:name="Grupo 6" draw:id="id5"><svg:title/><svg:desc/><draw:custom-shape svg:x="1.9688in" svg:y="0.38157in" svg:width="0.70194in" svg:height="0.06635in" draw:id="id2" draw:style-name="a3" draw:name="Rectángulo 1"><svg:title/><svg:desc/><draw:enhanced-geometry draw:type="non-primitive" svg:viewBox="0 0 21600 21600" draw:enhanced-path="M 0 0 L 21600 0 21600 21600 0 21600 Z N"/></draw:custom-shape><draw:frame draw:id="id3" draw:style-name="a4" draw:name="Cuadro de texto 2" svg:x="1.85069in" svg:y="0.16528in" svg:width="0.21225in" svg:height="0.21271in" style:rel-width="scale" style:rel-height="scale"><draw:text-box><text:p text:style-name="P47">0</text:p></draw:text-box><svg:title/><svg:desc/></draw:frame><draw:frame draw:id="id4" draw:style-name="a5" draw:name="Cuadro de texto 2" svg:x="2.50869in" svg:y="0.16528in" svg:width="0.30242in" svg:height="0.21271in" style:rel-width="scale" style:rel-height="scale"><draw:text-box><text:p text:style-name="P48">10</text:p></draw:text-box><svg:title/><svg:desc/></draw:frame></draw:g></draw:g></text:span><text:span text:style-name="T49">HERAMIENTA</text:span></text:p>
      <text:p text:style-name="P50">DISEÑO PRODUCTO</text:p>
      <text:p text:style-name="P51"><text:span text:style-name="T52"><text:tab/></text:span><text:span text:style-name="T53">SOLIDWORKS</text:span></text:p>
      <text:p text:style-name="P54">PDM SOLIDWORKS</text:p>
      <text:p text:style-name="P55">AUTOCAD</text:p>
      <text:p text:style-name="P56">INTERACCION</text:p>
      <text:p text:style-name="P57"><text:span text:style-name="T58"><text:tab/></text:span><text:span text:style-name="T59">AXURE</text:span></text:p>
      <text:p text:style-name="P60"><text:tab/>GIMP</text:p>
      <text:p text:style-name="P61"><text:tab/>PHOTOSHOP</text:p>
      <text:p text:style-name="P62"><text:tab/>ILLUSTRATOR</text:p>
      <text:p text:style-name="P63"><text:tab/>INKSCAPE</text:p>
      <text:p text:style-name="P64">INTERFACE</text:p>
      <text:p text:style-name="P65"><text:span text:style-name="T66"><text:tab/></text:span><text:span text:style-name="T67">HTML</text:span></text:p>
      <text:p text:style-name="P68">CSS</text:p>
      <text:p text:style-name="P69">JAVASCRIPT</text:p>
      <text:p text:style-name="P70">IDIOMA</text:p>
      <text:p text:style-name="P71"><text:span text:style-name="T72"><text:tab/></text:span><text:span text:style-name="T73">CASTELLANO</text:span></text:p>
      <text:p text:style-name="P74">CATALÁ</text:p>
      <text:p text:style-name="P75">ENGLISH</text:p>
      <text:p text:style-name="P76">EXTRA</text:p>
      <text:p text:style-name="P77"><text:span text:style-name="T78"><text:tab/>CLU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ca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900" draw:start-color="#c55a11" draw:end-color="#ffffff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Garcia</meta:initial-creator>
    <dc:creator>Joan Garcia</dc:creator>
    <meta:creation-date>2017-10-25T04:49:00Z</meta:creation-date>
    <dc:date>2017-10-26T04:50:00Z</dc:date>
    <meta:template xlink:href="Normal.dotm" xlink:type="simple"/>
    <meta:editing-cycles>11</meta:editing-cycles>
    <meta:editing-duration>PT2760S</meta:editing-duration>
    <meta:document-statistic meta:page-count="1" meta:paragraph-count="1" meta:word-count="80" meta:character-count="539" meta:row-count="3" meta:non-whitespace-character-count="460"/>
  </office:meta>
</office:document-meta>
</file>